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3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6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8889in" style:font-size-asian="0.38889in" style:font-size-complex="0.38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0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8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0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33">
      <text:list-level-style-number text:level="1" style:num-format="⒈, ⒉, ⒊, ..." style:num-letter-sync="true" style:num-list-format-name="">
        <style:list-level-properties text:space-before="0in"/>
        <style:text-properties fo:font-size="45%"/>
      </text:list-level-style-number>
      <text:list-level-style-number text:level="2" style:num-format="⒈, ⒉, ⒊, ..." style:num-letter-sync="true" style:num-list-format-name="">
        <style:list-level-properties text:space-before="0.75in"/>
        <style:text-properties fo:font-size="45%"/>
      </text:list-level-style-number>
      <text:list-level-style-number text:level="3" style:num-format="⒈, ⒉, ⒊, ..." style:num-letter-sync="true" style:num-list-format-name="">
        <style:list-level-properties text:space-before="1.25in"/>
        <style:text-properties fo:font-size="45%"/>
      </text:list-level-style-number>
      <text:list-level-style-number text:level="4" style:num-format="⒈, ⒉, ⒊, ..." style:num-letter-sync="true" style:num-list-format-name="">
        <style:list-level-properties text:space-before="1.75in"/>
        <style:text-properties fo:font-size="45%"/>
      </text:list-level-style-number>
      <text:list-level-style-number text:level="5" style:num-format="⒈, ⒉, ⒊, ..." style:num-letter-sync="true" style:num-list-format-name="">
        <style:list-level-properties text:space-before="2.25in"/>
        <style:text-properties fo:font-size="45%"/>
      </text:list-level-style-number>
      <text:list-level-style-number text:level="6" style:num-format="⒈, ⒉, ⒊, ..." style:num-letter-sync="true" style:num-list-format-name="">
        <style:list-level-properties text:space-before="2.75in"/>
        <style:text-properties fo:font-size="45%"/>
      </text:list-level-style-number>
      <text:list-level-style-number text:level="7" style:num-format="⒈, ⒉, ⒊, ..." style:num-letter-sync="true" style:num-list-format-name="">
        <style:list-level-properties text:space-before="3.25in"/>
        <style:text-properties fo:font-size="45%"/>
      </text:list-level-style-number>
      <text:list-level-style-number text:level="8" style:num-format="⒈, ⒉, ⒊, ..." style:num-letter-sync="true" style:num-list-format-name="">
        <style:list-level-properties text:space-before="3.75in"/>
        <style:text-properties fo:font-size="45%"/>
      </text:list-level-style-number>
      <text:list-level-style-number text:level="9" style:num-format="⒈, ⒉, ⒊, ..." style:num-letter-sync="true" style:num-list-format-name="">
        <style:list-level-properties text:space-before="4.25in"/>
        <style:text-properties fo:font-size="45%"/>
      </text:list-level-style-number>
    </text:list-style>
    <text:list-style style:name="a67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7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9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3">
      <text:list-level-style-number text:level="1" style:num-format="⒈, ⒉, ⒊, ..." style:num-letter-sync="true" style:num-list-format-name="">
        <style:list-level-properties text:space-before="0in"/>
        <style:text-properties fo:font-size="45%"/>
      </text:list-level-style-number>
      <text:list-level-style-number text:level="2" style:num-format="⒈, ⒉, ⒊, ..." style:num-letter-sync="true" style:num-list-format-name="">
        <style:list-level-properties text:space-before="0.75in"/>
        <style:text-properties fo:font-size="45%"/>
      </text:list-level-style-number>
      <text:list-level-style-number text:level="3" style:num-format="⒈, ⒉, ⒊, ..." style:num-letter-sync="true" style:num-list-format-name="">
        <style:list-level-properties text:space-before="1.25in"/>
        <style:text-properties fo:font-size="45%"/>
      </text:list-level-style-number>
      <text:list-level-style-number text:level="4" style:num-format="⒈, ⒉, ⒊, ..." style:num-letter-sync="true" style:num-list-format-name="">
        <style:list-level-properties text:space-before="1.75in"/>
        <style:text-properties fo:font-size="45%"/>
      </text:list-level-style-number>
      <text:list-level-style-number text:level="5" style:num-format="⒈, ⒉, ⒊, ..." style:num-letter-sync="true" style:num-list-format-name="">
        <style:list-level-properties text:space-before="2.25in"/>
        <style:text-properties fo:font-size="45%"/>
      </text:list-level-style-number>
      <text:list-level-style-number text:level="6" style:num-format="⒈, ⒉, ⒊, ..." style:num-letter-sync="true" style:num-list-format-name="">
        <style:list-level-properties text:space-before="2.75in"/>
        <style:text-properties fo:font-size="45%"/>
      </text:list-level-style-number>
      <text:list-level-style-number text:level="7" style:num-format="⒈, ⒉, ⒊, ..." style:num-letter-sync="true" style:num-list-format-name="">
        <style:list-level-properties text:space-before="3.25in"/>
        <style:text-properties fo:font-size="45%"/>
      </text:list-level-style-number>
      <text:list-level-style-number text:level="8" style:num-format="⒈, ⒉, ⒊, ..." style:num-letter-sync="true" style:num-list-format-name="">
        <style:list-level-properties text:space-before="3.75in"/>
        <style:text-properties fo:font-size="45%"/>
      </text:list-level-style-number>
      <text:list-level-style-number text:level="9" style:num-format="⒈, ⒉, ⒊, ..." style:num-letter-sync="true" style:num-list-format-name="">
        <style:list-level-properties text:space-before="4.25in"/>
        <style:text-properties fo:font-size="45%"/>
      </text:list-level-style-number>
    </text:list-style>
    <text:list-style style:name="a8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8">
      <text:list-level-style-number text:level="1" style:num-format="⒈, ⒉, ⒊, ..." style:num-letter-sync="true" style:num-list-format-name="">
        <style:list-level-properties text:space-before="0in"/>
        <style:text-properties fo:font-size="45%"/>
      </text:list-level-style-number>
      <text:list-level-style-number text:level="2" style:num-format="⒈, ⒉, ⒊, ..." style:num-letter-sync="true" style:num-list-format-name="">
        <style:list-level-properties text:space-before="0.75in"/>
        <style:text-properties fo:font-size="45%"/>
      </text:list-level-style-number>
      <text:list-level-style-number text:level="3" style:num-format="⒈, ⒉, ⒊, ..." style:num-letter-sync="true" style:num-list-format-name="">
        <style:list-level-properties text:space-before="1.25in"/>
        <style:text-properties fo:font-size="45%"/>
      </text:list-level-style-number>
      <text:list-level-style-number text:level="4" style:num-format="⒈, ⒉, ⒊, ..." style:num-letter-sync="true" style:num-list-format-name="">
        <style:list-level-properties text:space-before="1.75in"/>
        <style:text-properties fo:font-size="45%"/>
      </text:list-level-style-number>
      <text:list-level-style-number text:level="5" style:num-format="⒈, ⒉, ⒊, ..." style:num-letter-sync="true" style:num-list-format-name="">
        <style:list-level-properties text:space-before="2.25in"/>
        <style:text-properties fo:font-size="45%"/>
      </text:list-level-style-number>
      <text:list-level-style-number text:level="6" style:num-format="⒈, ⒉, ⒊, ..." style:num-letter-sync="true" style:num-list-format-name="">
        <style:list-level-properties text:space-before="2.75in"/>
        <style:text-properties fo:font-size="45%"/>
      </text:list-level-style-number>
      <text:list-level-style-number text:level="7" style:num-format="⒈, ⒉, ⒊, ..." style:num-letter-sync="true" style:num-list-format-name="">
        <style:list-level-properties text:space-before="3.25in"/>
        <style:text-properties fo:font-size="45%"/>
      </text:list-level-style-number>
      <text:list-level-style-number text:level="8" style:num-format="⒈, ⒉, ⒊, ..." style:num-letter-sync="true" style:num-list-format-name="">
        <style:list-level-properties text:space-before="3.75in"/>
        <style:text-properties fo:font-size="45%"/>
      </text:list-level-style-number>
      <text:list-level-style-number text:level="9" style:num-format="⒈, ⒉, ⒊, ..." style:num-letter-sync="true" style:num-list-format-name="">
        <style:list-level-properties text:space-before="4.25in"/>
        <style:text-properties fo:font-size="45%"/>
      </text:list-level-style-number>
    </text:list-style>
    <text:list-style style:name="a7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13">
      <text:list-level-style-number text:level="1" style:num-format="⒈, ⒉, ⒊, ..." style:num-letter-sync="true" style:num-list-format-name="">
        <style:list-level-properties text:space-before="0in"/>
        <style:text-properties fo:font-size="45%"/>
      </text:list-level-style-number>
      <text:list-level-style-number text:level="2" style:num-format="⒈, ⒉, ⒊, ..." style:num-letter-sync="true" style:num-list-format-name="">
        <style:list-level-properties text:space-before="0.75in"/>
        <style:text-properties fo:font-size="45%"/>
      </text:list-level-style-number>
      <text:list-level-style-number text:level="3" style:num-format="⒈, ⒉, ⒊, ..." style:num-letter-sync="true" style:num-list-format-name="">
        <style:list-level-properties text:space-before="1.25in"/>
        <style:text-properties fo:font-size="45%"/>
      </text:list-level-style-number>
      <text:list-level-style-number text:level="4" style:num-format="⒈, ⒉, ⒊, ..." style:num-letter-sync="true" style:num-list-format-name="">
        <style:list-level-properties text:space-before="1.75in"/>
        <style:text-properties fo:font-size="45%"/>
      </text:list-level-style-number>
      <text:list-level-style-number text:level="5" style:num-format="⒈, ⒉, ⒊, ..." style:num-letter-sync="true" style:num-list-format-name="">
        <style:list-level-properties text:space-before="2.25in"/>
        <style:text-properties fo:font-size="45%"/>
      </text:list-level-style-number>
      <text:list-level-style-number text:level="6" style:num-format="⒈, ⒉, ⒊, ..." style:num-letter-sync="true" style:num-list-format-name="">
        <style:list-level-properties text:space-before="2.75in"/>
        <style:text-properties fo:font-size="45%"/>
      </text:list-level-style-number>
      <text:list-level-style-number text:level="7" style:num-format="⒈, ⒉, ⒊, ..." style:num-letter-sync="true" style:num-list-format-name="">
        <style:list-level-properties text:space-before="3.25in"/>
        <style:text-properties fo:font-size="45%"/>
      </text:list-level-style-number>
      <text:list-level-style-number text:level="8" style:num-format="⒈, ⒉, ⒊, ..." style:num-letter-sync="true" style:num-list-format-name="">
        <style:list-level-properties text:space-before="3.75in"/>
        <style:text-properties fo:font-size="45%"/>
      </text:list-level-style-number>
      <text:list-level-style-number text:level="9" style:num-format="⒈, ⒉, ⒊, ..." style:num-letter-sync="true" style:num-list-format-name="">
        <style:list-level-properties text:space-before="4.25in"/>
        <style:text-properties fo:font-size="45%"/>
      </text:list-level-style-number>
    </text:list-style>
    <text:list-style style:name="a618">
      <text:list-level-style-number text:level="1" style:num-format="⒈, ⒉, ⒊, ..." style:num-letter-sync="true" style:num-list-format-name="">
        <style:list-level-properties text:space-before="0in"/>
        <style:text-properties fo:font-size="45%"/>
      </text:list-level-style-number>
      <text:list-level-style-number text:level="2" style:num-format="⒈, ⒉, ⒊, ..." style:num-letter-sync="true" style:num-list-format-name="">
        <style:list-level-properties text:space-before="0.75in"/>
        <style:text-properties fo:font-size="45%"/>
      </text:list-level-style-number>
      <text:list-level-style-number text:level="3" style:num-format="⒈, ⒉, ⒊, ..." style:num-letter-sync="true" style:num-list-format-name="">
        <style:list-level-properties text:space-before="1.25in"/>
        <style:text-properties fo:font-size="45%"/>
      </text:list-level-style-number>
      <text:list-level-style-number text:level="4" style:num-format="⒈, ⒉, ⒊, ..." style:num-letter-sync="true" style:num-list-format-name="">
        <style:list-level-properties text:space-before="1.75in"/>
        <style:text-properties fo:font-size="45%"/>
      </text:list-level-style-number>
      <text:list-level-style-number text:level="5" style:num-format="⒈, ⒉, ⒊, ..." style:num-letter-sync="true" style:num-list-format-name="">
        <style:list-level-properties text:space-before="2.25in"/>
        <style:text-properties fo:font-size="45%"/>
      </text:list-level-style-number>
      <text:list-level-style-number text:level="6" style:num-format="⒈, ⒉, ⒊, ..." style:num-letter-sync="true" style:num-list-format-name="">
        <style:list-level-properties text:space-before="2.75in"/>
        <style:text-properties fo:font-size="45%"/>
      </text:list-level-style-number>
      <text:list-level-style-number text:level="7" style:num-format="⒈, ⒉, ⒊, ..." style:num-letter-sync="true" style:num-list-format-name="">
        <style:list-level-properties text:space-before="3.25in"/>
        <style:text-properties fo:font-size="45%"/>
      </text:list-level-style-number>
      <text:list-level-style-number text:level="8" style:num-format="⒈, ⒉, ⒊, ..." style:num-letter-sync="true" style:num-list-format-name="">
        <style:list-level-properties text:space-before="3.75in"/>
        <style:text-properties fo:font-size="45%"/>
      </text:list-level-style-number>
      <text:list-level-style-number text:level="9" style:num-format="⒈, ⒉, ⒊, ..." style:num-letter-sync="true" style:num-list-format-name="">
        <style:list-level-properties text:space-before="4.25in"/>
        <style:text-properties fo:font-size="45%"/>
      </text:list-level-style-number>
    </text:list-style>
    <text:list-style style:name="a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40">
      <text:list-level-style-number text:level="1" style:num-format="⒈, ⒉, ⒊, ..." style:num-letter-sync="true" style:num-list-format-name="">
        <style:list-level-properties text:space-before="0in"/>
        <style:text-properties fo:font-size="45%"/>
      </text:list-level-style-number>
      <text:list-level-style-number text:level="2" style:num-format="⒈, ⒉, ⒊, ..." style:num-letter-sync="true" style:num-list-format-name="">
        <style:list-level-properties text:space-before="0.75in"/>
        <style:text-properties fo:font-size="45%"/>
      </text:list-level-style-number>
      <text:list-level-style-number text:level="3" style:num-format="⒈, ⒉, ⒊, ..." style:num-letter-sync="true" style:num-list-format-name="">
        <style:list-level-properties text:space-before="1.25in"/>
        <style:text-properties fo:font-size="45%"/>
      </text:list-level-style-number>
      <text:list-level-style-number text:level="4" style:num-format="⒈, ⒉, ⒊, ..." style:num-letter-sync="true" style:num-list-format-name="">
        <style:list-level-properties text:space-before="1.75in"/>
        <style:text-properties fo:font-size="45%"/>
      </text:list-level-style-number>
      <text:list-level-style-number text:level="5" style:num-format="⒈, ⒉, ⒊, ..." style:num-letter-sync="true" style:num-list-format-name="">
        <style:list-level-properties text:space-before="2.25in"/>
        <style:text-properties fo:font-size="45%"/>
      </text:list-level-style-number>
      <text:list-level-style-number text:level="6" style:num-format="⒈, ⒉, ⒊, ..." style:num-letter-sync="true" style:num-list-format-name="">
        <style:list-level-properties text:space-before="2.75in"/>
        <style:text-properties fo:font-size="45%"/>
      </text:list-level-style-number>
      <text:list-level-style-number text:level="7" style:num-format="⒈, ⒉, ⒊, ..." style:num-letter-sync="true" style:num-list-format-name="">
        <style:list-level-properties text:space-before="3.25in"/>
        <style:text-properties fo:font-size="45%"/>
      </text:list-level-style-number>
      <text:list-level-style-number text:level="8" style:num-format="⒈, ⒉, ⒊, ..." style:num-letter-sync="true" style:num-list-format-name="">
        <style:list-level-properties text:space-before="3.75in"/>
        <style:text-properties fo:font-size="45%"/>
      </text:list-level-style-number>
      <text:list-level-style-number text:level="9" style:num-format="⒈, ⒉, ⒊, ..." style:num-letter-sync="true" style:num-list-format-name="">
        <style:list-level-properties text:space-before="4.25in"/>
        <style:text-properties fo:font-size="45%"/>
      </text:list-level-style-number>
    </text:list-style>
    <text:list-style style:name="a8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47">
      <text:list-level-style-number text:level="1" style:num-format="⒈, ⒉, ⒊, ..." style:num-letter-sync="true" style:num-list-format-name="">
        <style:list-level-properties text:space-before="0in"/>
        <style:text-properties fo:font-size="45%"/>
      </text:list-level-style-number>
      <text:list-level-style-number text:level="2" style:num-format="⒈, ⒉, ⒊, ..." style:num-letter-sync="true" style:num-list-format-name="">
        <style:list-level-properties text:space-before="0.75in"/>
        <style:text-properties fo:font-size="45%"/>
      </text:list-level-style-number>
      <text:list-level-style-number text:level="3" style:num-format="⒈, ⒉, ⒊, ..." style:num-letter-sync="true" style:num-list-format-name="">
        <style:list-level-properties text:space-before="1.25in"/>
        <style:text-properties fo:font-size="45%"/>
      </text:list-level-style-number>
      <text:list-level-style-number text:level="4" style:num-format="⒈, ⒉, ⒊, ..." style:num-letter-sync="true" style:num-list-format-name="">
        <style:list-level-properties text:space-before="1.75in"/>
        <style:text-properties fo:font-size="45%"/>
      </text:list-level-style-number>
      <text:list-level-style-number text:level="5" style:num-format="⒈, ⒉, ⒊, ..." style:num-letter-sync="true" style:num-list-format-name="">
        <style:list-level-properties text:space-before="2.25in"/>
        <style:text-properties fo:font-size="45%"/>
      </text:list-level-style-number>
      <text:list-level-style-number text:level="6" style:num-format="⒈, ⒉, ⒊, ..." style:num-letter-sync="true" style:num-list-format-name="">
        <style:list-level-properties text:space-before="2.75in"/>
        <style:text-properties fo:font-size="45%"/>
      </text:list-level-style-number>
      <text:list-level-style-number text:level="7" style:num-format="⒈, ⒉, ⒊, ..." style:num-letter-sync="true" style:num-list-format-name="">
        <style:list-level-properties text:space-before="3.25in"/>
        <style:text-properties fo:font-size="45%"/>
      </text:list-level-style-number>
      <text:list-level-style-number text:level="8" style:num-format="⒈, ⒉, ⒊, ..." style:num-letter-sync="true" style:num-list-format-name="">
        <style:list-level-properties text:space-before="3.75in"/>
        <style:text-properties fo:font-size="45%"/>
      </text:list-level-style-number>
      <text:list-level-style-number text:level="9" style:num-format="⒈, ⒉, ⒊, ..." style:num-letter-sync="true" style:num-list-format-name="">
        <style:list-level-properties text:space-before="4.25in"/>
        <style:text-properties fo:font-size="45%"/>
      </text:list-level-style-number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presentation:style-name="a568" draw:name="Title 1" svg:x="0.55118in" svg:y="0.0811in" svg:width="9.92087in" svg:height="1.36732in" presentation:class="title" presentation:placeholder="false">
          <draw:text-box>
            <text:p text:style-name="a567" text:class-names="" text:cond-style-name=""><text:span text:style-name="a566" text:class-names="">Doğal Dil İşleme<text:line-break/>ÖDEV 1</text:span></text:p>
          </draw:text-box>
          <svg:title/>
          <svg:desc/>
        </draw:frame>
        <draw:frame draw:id="id74" presentation:style-name="a573" draw:name="Subtitle 2" svg:x="0.55118in" svg:y="1.45079in" svg:width="9.92087in" svg:height="3.59606in" presentation:class="subtitle" presentation:placeholder="false">
          <draw:text-box>
            <text:p text:style-name="a570" text:class-names="" text:cond-style-name=""><text:span text:style-name="a569" text:class-names="">İbrahim Okan Akveç</text:span></text:p>
            <text:p text:style-name="a572" text:class-names="" text:cond-style-name=""><text:span text:style-name="a571" text:class-names=""/></text:p>
          </draw:text-box>
          <svg:title/>
          <svg:desc/>
        </draw:frame>
        <presentation:notes draw:style-name="a579">
          <draw:frame draw:id="id75" draw:style-name="a576" draw:name="Slide Number Placeholder 6" svg:x="4.67953in" svg:y="11.10827in" svg:width="3.5878in" svg:height="0.58425in">
            <draw:text-box>
              <text:p text:style-name="a575" text:class-names="" text:cond-style-name=""><text:span text:style-name="a574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76" presentation:style-name="a577" draw:name="Slide Image Placeholder 1">
            <svg:title/>
            <svg:desc/>
          </draw:page-thumbnail>
          <draw:frame draw:id="id77" presentation:style-name="a57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580" draw:master-page-name="Master1-Layout7-blank-Blank" presentation:presentation-page-layout-name="Master1-PPL7" draw:id="Slide-257">
        <draw:frame draw:id="id78" presentation:style-name="a583" draw:name="Title 1" svg:x="0.55118in" svg:y="0.24724in" svg:width="9.92087in" svg:height="1.03504in" presentation:class="title" presentation:placeholder="false">
          <draw:text-box>
            <text:p text:style-name="a582" text:class-names="" text:cond-style-name=""><text:span text:style-name="a581" text:class-names="">İçerik<text:tab/></text:span></text:p>
          </draw:text-box>
          <svg:title/>
          <svg:desc/>
        </draw:frame>
        <draw:frame draw:id="id79" presentation:style-name="a596" draw:name="Text Placeholder 2" svg:x="0.55118in" svg:y="1.45079in" svg:width="9.92087in" svg:height="3.59606in" presentation:class="outline" presentation:placeholder="false">
          <draw:text-box>
            <text:list text:style-name="a586">
              <text:list-item>
                <text:p text:style-name="a585" text:class-names="" text:cond-style-name=""><text:span text:style-name="a584" text:class-names="">Ödev İçeriği</text:span></text:p>
              </text:list-item>
            </text:list>
            <text:list text:style-name="a590">
              <text:list-item>
                <text:p text:style-name="a589" text:class-names="" text:cond-style-name=""><text:span text:style-name="a587" text:class-names="">Stanza</text:span><text:span text:style-name="a588" text:class-names=""/></text:p>
              </text:list-item>
            </text:list>
            <text:list text:style-name="a595">
              <text:list-item>
                <text:p text:style-name="a594" text:class-names="" text:cond-style-name=""><text:span text:style-name="a591" text:class-names="">Google<text:s text:c="1"/></text:span><text:span text:style-name="a592" text:class-names="">Colab</text:span><text:span text:style-name="a593" text:class-names=""/></text:p>
              </text:list-item>
            </text:list>
          </draw:text-box>
          <svg:title/>
          <svg:desc/>
        </draw:frame>
        <presentation:notes draw:style-name="a602">
          <draw:frame draw:id="id80" draw:style-name="a599" draw:name="Slide Number Placeholder 6" svg:x="4.67953in" svg:y="11.10827in" svg:width="3.5878in" svg:height="0.58425in">
            <draw:text-box>
              <text:p text:style-name="a598" text:class-names="" text:cond-style-name=""><text:span text:style-name="a597" text:class-names=""><text:page-number style:num-format="1" text:fixed="false"/></text:span></text:p>
            </draw:text-box>
            <svg:title/>
            <svg:desc/>
          </draw:frame>
          <draw:page-thumbnail draw:page-number="2" svg:x="0.23785in" svg:y="0.88889in" svg:width="7.79167in" svg:height="4.38368in" presentation:class="page" draw:id="id81" presentation:style-name="a600" draw:name="Slide Image Placeholder 1">
            <svg:title/>
            <svg:desc/>
          </draw:page-thumbnail>
          <draw:frame draw:id="id82" presentation:style-name="a6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03" draw:master-page-name="Master1-Layout7-blank-Blank" presentation:presentation-page-layout-name="Master1-PPL7" draw:id="Slide-258">
        <draw:frame draw:id="id83" presentation:style-name="a606" draw:name="Title 1" svg:x="0.55118in" svg:y="0.24724in" svg:width="9.92087in" svg:height="1.03504in" presentation:class="title" presentation:placeholder="false">
          <draw:text-box>
            <text:p text:style-name="a605" text:class-names="" text:cond-style-name=""><text:span text:style-name="a604" text:class-names="">Ödev İçeriği</text:span></text:p>
          </draw:text-box>
          <svg:title/>
          <svg:desc/>
        </draw:frame>
        <draw:frame draw:id="id84" presentation:style-name="a648" draw:name="Text Placeholder 2" svg:x="0.55118in" svg:y="1.45079in" svg:width="9.92087in" svg:height="3.59606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07" text:class-names="">Cümlelere ayırma (</text:span><text:span text:style-name="a608" text:class-names="">Sentence</text:span><text:span text:style-name="a609" text:class-names=""><text:s text:c="1"/></text:span><text:span text:style-name="a610" text:class-names="">Segmentation</text:span><text:span text:style-name="a611" text:class-names="">)</text:span></text:p>
              </text:list-item>
            </text:list>
            <text:list text:style-name="a618">
              <text:list-item>
                <text:p text:style-name="a617" text:class-names="" text:cond-style-name=""><text:span text:style-name="a614" text:class-names="">Birimlere ayırma (</text:span><text:span text:style-name="a615" text:class-names="">Tokenization</text:span><text:span text:style-name="a616" text:class-names="">)</text:span></text:p>
              </text:list-item>
            </text:list>
            <text:list text:style-name="a623">
              <text:list-item>
                <text:p text:style-name="a622" text:class-names="" text:cond-style-name=""><text:span text:style-name="a619" text:class-names="">Kök indirgeme (</text:span><text:span text:style-name="a620" text:class-names="">Stemming</text:span><text:span text:style-name="a621" text:class-names="">)</text:span></text:p>
              </text:list-item>
            </text:list>
            <text:list text:style-name="a628">
              <text:list-item>
                <text:p text:style-name="a627" text:class-names="" text:cond-style-name=""><text:span text:style-name="a624" text:class-names="">Sözcük indirgeme (</text:span><text:span text:style-name="a625" text:class-names="">Lemmatization</text:span><text:span text:style-name="a626" text:class-names="">)</text:span></text:p>
              </text:list-item>
            </text:list>
            <text:list text:style-name="a633">
              <text:list-item>
                <text:p text:style-name="a632" text:class-names="" text:cond-style-name=""><text:span text:style-name="a629" text:class-names="">Etkisiz sözcükleri (</text:span><text:span text:style-name="a630" text:class-names="">stopwords</text:span><text:span text:style-name="a631" text:class-names="">) çıkarma</text:span></text:p>
              </text:list-item>
            </text:list>
            <text:list text:style-name="a640">
              <text:list-item>
                <text:p text:style-name="a639" text:class-names="" text:cond-style-name=""><text:span text:style-name="a634" text:class-names="">Sözcük türü (</text:span><text:span text:style-name="a635" text:class-names="">Part</text:span><text:span text:style-name="a636" text:class-names="">-of-</text:span><text:span text:style-name="a637" text:class-names="">speech</text:span><text:span text:style-name="a638" text:class-names="">) etiketleme</text:span></text:p>
              </text:list-item>
            </text:list>
            <text:list text:style-name="a647">
              <text:list-item>
                <text:p text:style-name="a646" text:class-names="" text:cond-style-name=""><text:span text:style-name="a641" text:class-names="">Noktalama işaretlerini kaldırma (</text:span><text:span text:style-name="a642" text:class-names="">Remove</text:span><text:span text:style-name="a643" text:class-names=""><text:s text:c="1"/></text:span><text:span text:style-name="a644" text:class-names="">punctuations</text:span><text:span text:style-name="a645" text:class-names="">)</text:span></text:p>
              </text:list-item>
            </text:list>
          </draw:text-box>
          <svg:title/>
          <svg:desc/>
        </draw:frame>
        <presentation:notes draw:style-name="a654">
          <draw:frame draw:id="id85" draw:style-name="a651" draw:name="Slide Number Placeholder 6" svg:x="4.67953in" svg:y="11.10827in" svg:width="3.5878in" svg:height="0.58425in">
            <draw:text-box>
              <text:p text:style-name="a650" text:class-names="" text:cond-style-name=""><text:span text:style-name="a649" text:class-names=""><text:page-number style:num-format="1" text:fixed="false"/></text:span></text:p>
            </draw:text-box>
            <svg:title/>
            <svg:desc/>
          </draw:frame>
          <draw:page-thumbnail draw:page-number="3" svg:x="0.23785in" svg:y="0.88889in" svg:width="7.79167in" svg:height="4.38368in" presentation:class="page" draw:id="id86" presentation:style-name="a652" draw:name="Slide Image Placeholder 1">
            <svg:title/>
            <svg:desc/>
          </draw:page-thumbnail>
          <draw:frame draw:id="id87" presentation:style-name="a65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55" draw:master-page-name="Master1-Layout7-blank-Blank" presentation:presentation-page-layout-name="Master1-PPL7" draw:id="Slide-259">
        <draw:frame draw:id="id88" presentation:style-name="a658" draw:name="Title 1" svg:x="0.55118in" svg:y="0.24724in" svg:width="9.92087in" svg:height="1.03504in" presentation:class="title" presentation:placeholder="false">
          <draw:text-box>
            <text:p text:style-name="a657" text:class-names="" text:cond-style-name=""><text:span text:style-name="a656" text:class-names="">Stanza Kütüphanesi</text:span></text:p>
          </draw:text-box>
          <svg:title/>
          <svg:desc/>
        </draw:frame>
        <draw:frame draw:id="id89" presentation:style-name="a709" draw:name="Text Placeholder 2" svg:x="0.55118in" svg:y="1.45079in" svg:width="9.92087in" svg:height="3.59606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59" text:class-names=""><text:a xlink:href="https://stanfordnlp.github.io/stanza/index.html#about" text:style-name="" text:visited-style-name="">Stanza</text:a></text:span><text:span text:style-name="a660" text:class-names="">,<text:s text:c="1"/></text:span><text:span text:style-name="a661" text:class-names=""><text:a xlink:href="https://nlp.stanford.edu/" text:style-name="" text:visited-style-name="">Stanford NLP<text:s text:c="1"/></text:a></text:span><text:span text:style-name="a662" text:class-names=""><text:a xlink:href="https://nlp.stanford.edu/" text:style-name="" text:visited-style-name="">Group</text:a></text:span><text:span text:style-name="a663" text:class-names=""><text:s text:c="1"/>tarafından Python için geliştirilmiş doğal dil analiz paketidir.</text:span></text:p>
              </text:list-item>
            </text:list>
            <text:list text:style-name="a674">
              <text:list-item>
                <text:list text:style-name="a674">
                  <text:list-item>
                    <text:p text:style-name="a673" text:class-names="" text:cond-style-name=""><text:span text:style-name="a666" text:class-names="">Metin içeren bir diziyi cümle ve kelime listelerine dönüştürmek (</text:span><text:span text:style-name="a667" text:class-names="">Sentence</text:span><text:span text:style-name="a668" text:class-names=""><text:s text:c="1"/></text:span><text:span text:style-name="a669" text:class-names="">Segmentation</text:span><text:span text:style-name="a670" text:class-names="">,<text:s text:c="1"/></text:span><text:span text:style-name="a671" text:class-names="">Tokenization</text:span><text:span text:style-name="a672" text:class-names="">)</text:span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p text:style-name="a678" text:class-names="" text:cond-style-name=""><text:span text:style-name="a675" text:class-names="">Kelimelerin temel biçimlerini, konuşma bölümlerini ve morfolojik özelliklerini oluşturmak (</text:span><text:span text:style-name="a676" text:class-names="">Lemmatization</text:span><text:span text:style-name="a677" text:class-names="">)</text:span></text:p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p text:style-name="a685" text:class-names="" text:cond-style-name=""><text:span text:style-name="a680" text:class-names="">Sözdizimsel bir yapı bağımlılığı ayrıştırması vermek (</text:span><text:span text:style-name="a681" text:class-names="">Part</text:span><text:span text:style-name="a682" text:class-names="">-of-</text:span><text:span text:style-name="a683" text:class-names="">speech</text:span><text:span text:style-name="a684" text:class-names="">)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p text:style-name="a694" text:class-names="" text:cond-style-name=""><text:span text:style-name="a687" text:class-names="">Adlandırılmış varlıkları tanımak (</text:span><text:span text:style-name="a688" text:class-names="">Recognize</text:span><text:span text:style-name="a689" text:class-names=""><text:s text:c="1"/></text:span><text:span text:style-name="a690" text:class-names="">named</text:span><text:span text:style-name="a691" text:class-names=""><text:s text:c="1"/></text:span><text:span text:style-name="a692" text:class-names="">entities</text:span><text:span text:style-name="a693" text:class-names="">)</text:span></text:p>
                  </text:list-item>
                </text:list>
              </text:list-item>
            </text:list>
            <text:list text:style-name="a700">
              <text:list-item>
                <text:p text:style-name="a699" text:class-names="" text:cond-style-name=""><text:span text:style-name="a696" text:class-names="">gibi görevler için bir<text:s text:c="1"/></text:span><text:span text:style-name="a697" text:class-names="">pipeline</text:span><text:span text:style-name="a698" text:class-names=""><text:s text:c="1"/>kullanılabilecek araçları içerir.</text:span></text:p>
              </text:list-item>
            </text:list>
            <text:list text:style-name="a708">
              <text:list-item>
                <text:p text:style-name="a707" text:class-names="" text:cond-style-name=""><text:span text:style-name="a701" text:class-names="">70'ten fazla dil ile çalışacak şekilde tasarlanmıştır.<text:line-break/>(</text:span><text:span text:style-name="a702" text:class-names=""><text:a xlink:href="https://universaldependencies.org/" text:style-name="" text:visited-style-name="">Universal<text:s text:c="1"/></text:a></text:span><text:span text:style-name="a703" text:class-names=""><text:a xlink:href="https://universaldependencies.org/" text:style-name="" text:visited-style-name="">Dependencies</text:a></text:span><text:span text:style-name="a704" text:class-names=""><text:a xlink:href="https://universaldependencies.org/" text:style-name="" text:visited-style-name=""><text:s text:c="1"/></text:a></text:span><text:span text:style-name="a705" text:class-names=""><text:a xlink:href="https://universaldependencies.org/" text:style-name="" text:visited-style-name="">formalism</text:a></text:span><text:span text:style-name="a706" text:class-names="">)</text:span></text:p>
              </text:list-item>
            </text:list>
          </draw:text-box>
          <svg:title/>
          <svg:desc/>
        </draw:frame>
        <presentation:notes draw:style-name="a715">
          <draw:frame draw:id="id90" draw:style-name="a712" draw:name="Slide Number Placeholder 6" svg:x="4.67953in" svg:y="11.10827in" svg:width="3.5878in" svg:height="0.58425in">
            <draw:text-box>
              <text:p text:style-name="a711" text:class-names="" text:cond-style-name=""><text:span text:style-name="a710" text:class-names=""><text:page-number style:num-format="1" text:fixed="false"/></text:span></text:p>
            </draw:text-box>
            <svg:title/>
            <svg:desc/>
          </draw:frame>
          <draw:page-thumbnail draw:page-number="4" svg:x="0.23785in" svg:y="0.88889in" svg:width="7.79167in" svg:height="4.38368in" presentation:class="page" draw:id="id91" presentation:style-name="a713" draw:name="Slide Image Placeholder 1">
            <svg:title/>
            <svg:desc/>
          </draw:page-thumbnail>
          <draw:frame draw:id="id92" presentation:style-name="a71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16" draw:master-page-name="Master1-Layout7-blank-Blank" presentation:presentation-page-layout-name="Master1-PPL7" draw:id="Slide-260">
        <draw:frame draw:id="id93" presentation:style-name="a719" draw:name="Title 1" svg:x="0.55118in" svg:y="0.24724in" svg:width="9.92087in" svg:height="1.03504in" presentation:class="title" presentation:placeholder="false">
          <draw:text-box>
            <text:p text:style-name="a718" text:class-names="" text:cond-style-name=""><text:span text:style-name="a717" text:class-names="">Stanza &amp; Java</text:span></text:p>
          </draw:text-box>
          <svg:title/>
          <svg:desc/>
        </draw:frame>
        <draw:frame draw:id="id94" presentation:style-name="a736" draw:name="Text Placeholder 2" svg:x="0.55118in" svg:y="1.45079in" svg:width="9.92087in" svg:height="3.59606in" presentation:class="outline" presentation:placeholder="false">
          <draw:text-box>
            <text:list text:style-name="a731">
              <text:list-item>
                <text:p text:style-name="a730" text:class-names="" text:cond-style-name=""><text:span text:style-name="a720" text:class-names="">Stanza</text:span><text:span text:style-name="a721" text:class-names=""><text:s text:c="1"/></text:span><text:span text:style-name="a722" text:class-names="">client&amp;server</text:span><text:span text:style-name="a723" text:class-names=""><text:s text:c="1"/>mimarisi ile<text:s text:c="1"/></text:span><text:span text:style-name="a724" text:class-names="">Standford</text:span><text:span text:style-name="a725" text:class-names=""><text:s text:c="1"/>NLP<text:s text:c="1"/></text:span><text:span text:style-name="a726" text:class-names="">Group</text:span><text:span text:style-name="a727" text:class-names=""><text:s text:c="1"/>tarafından Java ile geliştirilmiş olan<text:s text:c="1"/></text:span><text:span text:style-name="a728" text:class-names=""><text:a xlink:href="https://stanfordnlp.github.io/CoreNLP/" text:style-name="" text:visited-style-name="">CoreNLP</text:a></text:span><text:span text:style-name="a729" text:class-names=""><text:s text:c="1"/>kütüphanesine erişilmesine olanak sağlar.</text:span></text:p>
              </text:list-item>
            </text:list>
            <text:list text:style-name="a735">
              <text:list-item>
                <text:p text:style-name="a734" text:class-names="" text:cond-style-name=""><text:span text:style-name="a732" text:class-names="">CoreNLP</text:span><text:span text:style-name="a733" text:class-names=""><text:s text:c="1"/>şuanda sadece 8 dil ile çalışmaktadır(Arapça, Çince, İngilizce, Fransızca, Almanca, Macarca, İtalyanca ve İspanyolca)</text:span></text:p>
              </text:list-item>
            </text:list>
          </draw:text-box>
          <svg:title/>
          <svg:desc/>
        </draw:frame>
        <presentation:notes draw:style-name="a742">
          <draw:frame draw:id="id95" draw:style-name="a739" draw:name="Slide Number Placeholder 6" svg:x="4.67953in" svg:y="11.10827in" svg:width="3.5878in" svg:height="0.58425in">
            <draw:text-box>
              <text:p text:style-name="a738" text:class-names="" text:cond-style-name=""><text:span text:style-name="a737" text:class-names=""><text:page-number style:num-format="1" text:fixed="false"/></text:span></text:p>
            </draw:text-box>
            <svg:title/>
            <svg:desc/>
          </draw:frame>
          <draw:page-thumbnail draw:page-number="5" svg:x="0.23785in" svg:y="0.88889in" svg:width="7.79167in" svg:height="4.38368in" presentation:class="page" draw:id="id96" presentation:style-name="a740" draw:name="Slide Image Placeholder 1">
            <svg:title/>
            <svg:desc/>
          </draw:page-thumbnail>
          <draw:frame draw:id="id97" presentation:style-name="a74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43" draw:master-page-name="Master1-Layout7-blank-Blank" presentation:presentation-page-layout-name="Master1-PPL7" draw:id="Slide-261">
        <draw:frame draw:id="id98" presentation:style-name="a746" draw:name="Title 1" svg:x="0.55118in" svg:y="0.24724in" svg:width="9.92087in" svg:height="1.03504in" presentation:class="title" presentation:placeholder="false">
          <draw:text-box>
            <text:p text:style-name="a745" text:class-names="" text:cond-style-name=""><text:span text:style-name="a744" text:class-names="">Stanza İstatistikleri</text:span></text:p>
          </draw:text-box>
          <svg:title/>
          <svg:desc/>
        </draw:frame>
        <draw:frame draw:id="id99" presentation:style-name="a757" draw:name="Text Placeholder 2" svg:x="0.55118in" svg:y="1.45079in" svg:width="9.92087in" svg:height="3.59606in" presentation:class="outline" presentation:placeholder="false">
          <draw:text-box>
            <text:list text:style-name="a756">
              <text:list-item>
                <text:p text:style-name="a755" text:class-names="" text:cond-style-name=""><text:span text:style-name="a747" text:class-names=""><text:a xlink:href="https://trends.google.com/trends/explore?cat=31&amp;date=today%205-y&amp;q=stanza,nltk,spacy" text:style-name="" text:visited-style-name="">Stanza</text:a></text:span><text:span text:style-name="a748" text:class-names=""><text:a xlink:href="https://trends.google.com/trends/explore?cat=31&amp;date=today%205-y&amp;q=stanza,nltk,spacy" text:style-name="" text:visited-style-name=""><text:s text:c="1"/></text:a></text:span><text:span text:style-name="a749" text:class-names=""><text:a xlink:href="https://trends.google.com/trends/explore?cat=31&amp;date=today%205-y&amp;q=stanza,nltk,spacy" text:style-name="" text:visited-style-name="">vs</text:a></text:span><text:span text:style-name="a750" text:class-names=""><text:a xlink:href="https://trends.google.com/trends/explore?cat=31&amp;date=today%205-y&amp;q=stanza,nltk,spacy" text:style-name="" text:visited-style-name=""><text:s text:c="1"/>NLTK<text:s text:c="1"/></text:a></text:span><text:span text:style-name="a751" text:class-names=""><text:a xlink:href="https://trends.google.com/trends/explore?cat=31&amp;date=today%205-y&amp;q=stanza,nltk,spacy" text:style-name="" text:visited-style-name="">vs</text:a></text:span><text:span text:style-name="a752" text:class-names=""><text:a xlink:href="https://trends.google.com/trends/explore?cat=31&amp;date=today%205-y&amp;q=stanza,nltk,spacy" text:style-name="" text:visited-style-name=""><text:s text:c="1"/></text:a></text:span><text:span text:style-name="a753" text:class-names=""><text:a xlink:href="https://trends.google.com/trends/explore?cat=31&amp;date=today%205-y&amp;q=stanza,nltk,spacy" text:style-name="" text:visited-style-name="">spaCy</text:a></text:span><text:span text:style-name="a754" text:class-names=""/></text:p>
              </text:list-item>
            </text:list>
          </draw:text-box>
          <svg:title/>
          <svg:desc/>
        </draw:frame>
        <presentation:notes draw:style-name="a763">
          <draw:frame draw:id="id100" draw:style-name="a760" draw:name="Slide Number Placeholder 6" svg:x="4.67953in" svg:y="11.10827in" svg:width="3.5878in" svg:height="0.58425in">
            <draw:text-box>
              <text:p text:style-name="a759" text:class-names="" text:cond-style-name=""><text:span text:style-name="a758" text:class-names=""><text:page-number style:num-format="1" text:fixed="false"/></text:span></text:p>
            </draw:text-box>
            <svg:title/>
            <svg:desc/>
          </draw:frame>
          <draw:page-thumbnail draw:page-number="6" svg:x="0.23785in" svg:y="0.88889in" svg:width="7.79167in" svg:height="4.38368in" presentation:class="page" draw:id="id101" presentation:style-name="a761" draw:name="Slide Image Placeholder 1">
            <svg:title/>
            <svg:desc/>
          </draw:page-thumbnail>
          <draw:frame draw:id="id102" presentation:style-name="a76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64" draw:master-page-name="Master1-Layout7-blank-Blank" presentation:presentation-page-layout-name="Master1-PPL7" draw:id="Slide-262">
        <draw:frame draw:id="id103" presentation:style-name="a767" draw:name="Title 1" svg:x="0.55118in" svg:y="0.24724in" svg:width="9.92087in" svg:height="1.03504in" presentation:class="title" presentation:placeholder="false">
          <draw:text-box>
            <text:p text:style-name="a766" text:class-names="" text:cond-style-name=""><text:span text:style-name="a765" text:class-names="">Stanza Kullanımı</text:span></text:p>
          </draw:text-box>
          <svg:title/>
          <svg:desc/>
        </draw:frame>
        <draw:frame draw:id="id104" presentation:style-name="a776" draw:name="Text Placeholder 2" svg:x="0.55118in" svg:y="1.45079in" svg:width="4.59803in" svg:height="0.58071in" presentation:class="outline" presentation:placeholder="false">
          <draw:text-box>
            <text:list text:style-name="a775">
              <text:list-item>
                <text:p text:style-name="a774" text:class-names="" text:cond-style-name=""><text:span text:style-name="a768" text:class-names="">pip</text:span><text:span text:style-name="a769" text:class-names=""><text:s text:c="1"/></text:span><text:span text:style-name="a770" text:class-names="">install</text:span><text:span text:style-name="a771" text:class-names=""><text:s text:c="1"/></text:span><text:span text:style-name="a772" text:class-names="">stanza</text:span><text:span text:style-name="a773" text:class-names=""/></text:p>
              </text:list-item>
            </text:list>
          </draw:text-box>
          <svg:title/>
          <svg:desc/>
        </draw:frame>
        <draw:frame draw:id="id105" presentation:style-name="a822" draw:name="Text Placeholder 3" svg:x="0.53661in" svg:y="2.16024in" svg:width="8.89016in" svg:height="3.31199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77" text:class-names="">import</text:span><text:span text:style-name="a778" text:class-names=""><text:s text:c="1"/></text:span><text:span text:style-name="a779" text:class-names="">stanza</text:span><text:span text:style-name="a780" text:class-names=""/></text:p>
              </text:list-item>
            </text:list>
            <text:list text:style-name="a788">
              <text:list-item>
                <text:p text:style-name="a787" text:class-names="" text:cond-style-name=""><text:span text:style-name="a783" text:class-names="">stanza.download</text:span><text:span text:style-name="a784" text:class-names="">('en') #<text:s text:c="1"/></text:span><text:span text:style-name="a785" text:class-names="">download</text:span><text:span text:style-name="a786" text:class-names=""><text:s text:c="1"/>English model</text:span></text:p>
              </text:list-item>
            </text:list>
            <text:list text:style-name="a800">
              <text:list-item>
                <text:p text:style-name="a799" text:class-names="" text:cond-style-name=""><text:span text:style-name="a789" text:class-names="">nlp</text:span><text:span text:style-name="a790" text:class-names=""><text:s text:c="1"/>=<text:s text:c="1"/></text:span><text:span text:style-name="a791" text:class-names="">stanza.Pipeline</text:span><text:span text:style-name="a792" text:class-names="">('en') #<text:s text:c="1"/></text:span><text:span text:style-name="a793" text:class-names="">initialize</text:span><text:span text:style-name="a794" text:class-names=""><text:s text:c="1"/>English<text:s text:c="1"/></text:span><text:span text:style-name="a795" text:class-names="">neural</text:span><text:span text:style-name="a796" text:class-names=""><text:s text:c="1"/></text:span><text:span text:style-name="a797" text:class-names="">pipeline</text:span><text:span text:style-name="a798" text:class-names=""/></text:p>
              </text:list-item>
            </text:list>
            <text:list text:style-name="a818">
              <text:list-item>
                <text:p text:style-name="a817" text:class-names="" text:cond-style-name=""><text:span text:style-name="a801" text:class-names="">doc</text:span><text:span text:style-name="a802" text:class-names=""><text:s text:c="1"/>=<text:s text:c="1"/></text:span><text:span text:style-name="a803" text:class-names="">nlp</text:span><text:span text:style-name="a804" text:class-names="">("Barack Obama<text:s text:c="1"/></text:span><text:span text:style-name="a805" text:class-names="">was</text:span><text:span text:style-name="a806" text:class-names=""><text:s text:c="1"/></text:span><text:span text:style-name="a807" text:class-names="">born</text:span><text:span text:style-name="a808" text:class-names=""><text:s text:c="1"/>in Hawaii.") #<text:s text:c="1"/></text:span><text:span text:style-name="a809" text:class-names="">run</text:span><text:span text:style-name="a810" text:class-names=""><text:s text:c="1"/></text:span><text:span text:style-name="a811" text:class-names="">annotation</text:span><text:span text:style-name="a812" text:class-names=""><text:s text:c="1"/></text:span><text:span text:style-name="a813" text:class-names="">over</text:span><text:span text:style-name="a814" text:class-names=""><text:s text:c="1"/>a<text:s text:c="1"/></text:span><text:span text:style-name="a815" text:class-names="">sentence</text:span><text:span text:style-name="a816" text:class-names=""/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/></text:p>
              </text:list-item>
            </text:list>
          </draw:text-box>
          <svg:title/>
          <svg:desc/>
        </draw:frame>
        <presentation:notes draw:style-name="a828">
          <draw:frame draw:id="id106" draw:style-name="a825" draw:name="Slide Number Placeholder 6" svg:x="4.67953in" svg:y="11.10827in" svg:width="3.5878in" svg:height="0.58425in">
            <draw:text-box>
              <text:p text:style-name="a824" text:class-names="" text:cond-style-name=""><text:span text:style-name="a823" text:class-names=""><text:page-number style:num-format="1" text:fixed="false"/></text:span></text:p>
            </draw:text-box>
            <svg:title/>
            <svg:desc/>
          </draw:frame>
          <draw:page-thumbnail draw:page-number="7" svg:x="0.23785in" svg:y="0.88889in" svg:width="7.79167in" svg:height="4.38368in" presentation:class="page" draw:id="id107" presentation:style-name="a826" draw:name="Slide Image Placeholder 1">
            <svg:title/>
            <svg:desc/>
          </draw:page-thumbnail>
          <draw:frame draw:id="id108" presentation:style-name="a82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829" draw:master-page-name="Master1-Layout7-blank-Blank" presentation:presentation-page-layout-name="Master1-PPL7" draw:id="Slide-263">
        <draw:frame draw:id="id109" presentation:style-name="a832" draw:name="Title 1" svg:x="0.55118in" svg:y="0.24724in" svg:width="9.92087in" svg:height="1.03504in" presentation:class="title" presentation:placeholder="false">
          <draw:text-box>
            <text:p text:style-name="a831" text:class-names="" text:cond-style-name=""><text:span text:style-name="a830" text:class-names="">Google Colab Link</text:span></text:p>
          </draw:text-box>
          <svg:title/>
          <svg:desc/>
        </draw:frame>
        <draw:frame draw:id="id110" presentation:style-name="a837" draw:name="Text Placeholder 2" svg:x="0.55118in" svg:y="1.45079in" svg:width="9.92087in" svg:height="3.59606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3" text:class-names="">Ödev Linki:<text:s text:c="1"/></text:span><text:span text:style-name="a834" text:class-names=""><text:a xlink:href="https://colab.research.google.com/drive/1ZwlGDD4gGToTJ4VY-ybDHhZSjG8ulO7m#scrollTo=jgwRydxBj7tn" text:style-name="" text:visited-style-name="">https://colab.research.google.com/drive/1ZwlGDD4gGToTJ4VY-ybDHhZSjG8ulO7m#scrollTo=jgwRydxBj7tn</text:a></text:span></text:p>
              </text:list-item>
            </text:list>
          </draw:text-box>
          <svg:title/>
          <svg:desc/>
        </draw:frame>
        <presentation:notes draw:style-name="a843">
          <draw:frame draw:id="id111" draw:style-name="a840" draw:name="Slide Number Placeholder 6" svg:x="4.67953in" svg:y="11.10827in" svg:width="3.5878in" svg:height="0.58425in">
            <draw:text-box>
              <text:p text:style-name="a839" text:class-names="" text:cond-style-name=""><text:span text:style-name="a838" text:class-names=""><text:page-number style:num-format="1" text:fixed="false"/></text:span></text:p>
            </draw:text-box>
            <svg:title/>
            <svg:desc/>
          </draw:frame>
          <draw:page-thumbnail draw:page-number="8" svg:x="0.23785in" svg:y="0.88889in" svg:width="7.79167in" svg:height="4.38368in" presentation:class="page" draw:id="id112" presentation:style-name="a841" draw:name="Slide Image Placeholder 1">
            <svg:title/>
            <svg:desc/>
          </draw:page-thumbnail>
          <draw:frame draw:id="id113" presentation:style-name="a84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le and Conten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Two Content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le Only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Blank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27778in" style:font-size-asian="0.27778in" style:font-size-complex="0.277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Varsayılan" style:page-layout-name="pageLayout1" draw:style-name="a0">
      <draw:frame draw:id="id0" presentation:style-name="a3" draw:name="Title Placehold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01563in" svg:width="8.26736in" svg:height="2.15799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3.25694in" svg:width="8.26736in" svg:height="1.49826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5.64882in" svg:width="2.56811in" svg:height="0.42717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5.64882in" svg:width="3.49409in" svg:height="0.42717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5.64882in" svg:width="2.56811in" svg:height="0.42717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0.23622in" svg:y="0.88858in" svg:width="7.79449in" svg:height="4.38425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24724in" svg:width="9.92087in" svg:height="1.03504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45079in" svg:width="9.92087in" svg:height="3.5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5.64882in" svg:width="2.56811in" svg:height="0.42717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5.64882in" svg:width="3.49409in" svg:height="0.42717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5.64882in" svg:width="2.56811in" svg:height="0.42717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0.23622in" svg:y="0.88858in" svg:width="7.79449in" svg:height="4.38425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1.54688in" svg:width="9.50868in" svg:height="2.57812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4.14931in" svg:width="9.50868in" svg:height="1.35764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5.64882in" svg:width="2.56811in" svg:height="0.42717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5.64882in" svg:width="3.49409in" svg:height="0.42717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5.64882in" svg:width="2.56811in" svg:height="0.42717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0.23622in" svg:y="0.88858in" svg:width="7.79449in" svg:height="4.38425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24724in" svg:width="9.92087in" svg:height="1.03504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45139in" svg:width="4.87674in" svg:height="3.59549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45139in" svg:width="4.87847in" svg:height="3.59549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5.64882in" svg:width="2.56811in" svg:height="0.42717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5.64882in" svg:width="3.49409in" svg:height="0.42717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5.64882in" svg:width="2.56811in" svg:height="0.42717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0.23622in" svg:y="0.88858in" svg:width="7.79449in" svg:height="4.38425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32986in" svg:width="9.50868in" svg:height="1.19965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1.52083in" svg:width="4.66493in" svg:height="0.74479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2.26563in" svg:width="4.66493in" svg:height="3.3316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1.52083in" svg:width="4.68576in" svg:height="0.74479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2.26563in" svg:width="4.68576in" svg:height="3.3316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5.64882in" svg:width="2.56811in" svg:height="0.42717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5.64882in" svg:width="3.49409in" svg:height="0.42717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5.64882in" svg:width="2.56811in" svg:height="0.42717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0.23622in" svg:y="0.88858in" svg:width="7.79449in" svg:height="4.38425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24724in" svg:width="9.92087in" svg:height="1.03504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5.64882in" svg:width="2.56811in" svg:height="0.42717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5.64882in" svg:width="3.49409in" svg:height="0.42717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5.64882in" svg:width="2.56811in" svg:height="0.42717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0.23622in" svg:y="0.88858in" svg:width="7.79449in" svg:height="4.38425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5.64882in" svg:width="2.56811in" svg:height="0.42717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5.64882in" svg:width="3.49409in" svg:height="0.42717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5.64882in" svg:width="2.56811in" svg:height="0.42717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0.23622in" svg:y="0.88858in" svg:width="7.79449in" svg:height="4.38425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41319in" svg:width="3.55556in" svg:height="1.4479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0.89236in" svg:width="5.57986in" svg:height="4.40799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5.64882in" svg:width="2.56811in" svg:height="0.42717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5.64882in" svg:width="3.49409in" svg:height="0.42717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5.64882in" svg:width="2.56811in" svg:height="0.42717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0.23622in" svg:y="0.88858in" svg:width="7.79449in" svg:height="4.38425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41319in" svg:width="3.55556in" svg:height="1.4479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0.89236in" svg:width="5.57986in" svg:height="4.40799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1.86111in" svg:width="3.55556in" svg:height="3.44618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5.64882in" svg:width="2.56811in" svg:height="0.42717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5.64882in" svg:width="3.49409in" svg:height="0.42717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5.64882in" svg:width="2.56811in" svg:height="0.42717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0.23622in" svg:y="0.88858in" svg:width="7.79449in" svg:height="4.38425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24724in" svg:width="9.92087in" svg:height="1.03504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45079in" svg:width="9.92087in" svg:height="3.5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5.64882in" svg:width="2.56811in" svg:height="0.42717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5.64882in" svg:width="3.49409in" svg:height="0.42717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5.64882in" svg:width="2.56811in" svg:height="0.42717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0.23622in" svg:y="0.88858in" svg:width="7.79449in" svg:height="4.38425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24653in" svg:width="2.47917in" svg:height="4.80035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24653in" svg:width="7.27604in" svg:height="4.8003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5.64882in" svg:width="2.56811in" svg:height="0.42717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5.64882in" svg:width="3.49409in" svg:height="0.42717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5.64882in" svg:width="2.56811in" svg:height="0.42717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0.23622in" svg:y="0.88858in" svg:width="7.79449in" svg:height="4.38425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oğal Dil İşleme ÖDEV 1</dc:title>
    <dc:creator>Ibrahim Akvec</dc:creator>
    <dc:date>2024-03-31T09:57:16Z</dc:date>
    <meta:editing-cycles>28</meta:editing-cycles>
    <meta:editing-duration>PT4216S</meta:editing-duration>
    <meta:document-statistic meta:paragraph-count="43" meta:word-count="274"/>
  </office:meta>
</office:document-meta>
</file>